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41:06.1170257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7T08:55:34.801065960</dc:date>
    <dc:creator>Jesus Castagnetto</dc:creator>
    <meta:editing-duration>P10DT58M15S</meta:editing-duration>
    <meta:editing-cycles>910</meta:editing-cycles>
    <meta:generator>LibreOffice/7.2.5.2$Linux_X86_64 LibreOffice_project/20$Build-2</meta:generator>
    <meta:document-statistic meta:table-count="1" meta:cell-count="6879" meta:object-count="0"/>
  </office:meta>
</office:document-meta>
</file>